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Text_20_body">
      <style:text-properties officeooo:paragraph-rsid="001f3594"/>
    </style:style>
    <style:style style:name="P4" style:family="paragraph" style:parent-style-name="Text_20_body">
      <style:paragraph-properties fo:margin-top="0cm" fo:margin-bottom="0cm" style:contextual-spacing="false"/>
    </style:style>
    <style:style style:name="P5" style:family="paragraph" style:parent-style-name="Preformatted_20_Text" style:list-style-name="L4"/>
    <style:style style:name="P6" style:family="paragraph" style:parent-style-name="Preformatted_20_Text">
      <style:paragraph-properties style:writing-mode="lr-tb"/>
    </style:style>
    <style:style style:name="P7" style:family="paragraph" style:parent-style-name="Preformatted_20_Text" style:list-style-name="L4">
      <style:paragraph-properties style:writing-mode="lr-tb"/>
    </style:style>
    <style:style style:name="P8" style:family="paragraph" style:parent-style-name="Preformatted_20_Text">
      <style:paragraph-properties fo:margin-top="0cm" fo:margin-bottom="0.499cm" style:contextual-spacing="false" style:writing-mode="lr-tb"/>
    </style:style>
    <style:style style:name="P9" style:family="paragraph" style:parent-style-name="Preformatted_20_Text" style:list-style-name="L4">
      <style:paragraph-properties fo:margin-top="0cm" fo:margin-bottom="0.499cm" style:contextual-spacing="false" style:writing-mode="lr-tb"/>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text-properties officeooo:paragraph-rsid="001f3594"/>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4">
      <style:paragraph-properties fo:margin-top="0cm" fo:margin-bottom="0cm" style:contextual-spacing="false"/>
    </style:style>
    <style:style style:name="P22" style:family="paragraph" style:parent-style-name="Text_20_body" style:list-style-name="L7">
      <style:paragraph-properties fo:margin-top="0cm" fo:margin-bottom="0cm" style:contextual-spacing="false"/>
    </style:style>
    <style:style style:name="T1" style:family="text">
      <style:text-properties officeooo:rsid="0020d40e"/>
    </style:style>
    <style:style style:name="T2" style:family="text">
      <style:text-properties fo:font-size="16pt" officeooo:rsid="0020d40e" style:font-size-asian="16pt" style:font-size-complex="16pt"/>
    </style:style>
    <style:style style:name="T3" style:family="text">
      <style:text-properties fo:font-size="16pt" fo:font-weight="bold" officeooo:rsid="0020d40e" style:font-size-asian="16pt" style:font-weight-asian="bold" style:font-size-complex="16pt"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O que são Generics em Java?</text:h>
      <text:p text:style-name="Text_20_body">Generics é um recurso do Java introduzido na versão 5 que permite a criação de classes, interfaces e métodos que operam em tipos de dados parametrizados, ou seja, sem especificar exatamente qual o tipo de dado. Isso significa que você pode criar classes e métodos que funcionam com qualquer tipo de dado, proporcionando maior flexibilidade e reutilização de código.</text:p>
      <text:h text:style-name="Heading_20_3" text:outline-level="3">Para que servem?</text:h>
      <text:p text:style-name="Text_20_body">Generics são usados principalmente para garantir a segurança de tipos em tempo de compilação e para evitar castings explícitos (conversões de tipos) no código. Eles permitem que você defina classes e métodos que podem trabalhar com qualquer tipo de dado, sem comprometer a segurança do tipo.</text:p>
      <text:h text:style-name="Heading_20_3" text:outline-level="3">Principais características de Generics</text:h>
      <text:h text:style-name="Heading_20_4" text:outline-level="4"><text:span text:style-name="Strong_20_Emphasis">Positivas:</text:span></text:h>
      <text:list xml:id="list423096423" text:style-name="L1">
        <text:list-item>
          <text:p text:style-name="P10"><text:span text:style-name="Strong_20_Emphasis">Segurança de tipos:</text:span> Como os tipos são definidos em tempo de compilação, erros de tipo podem ser detectados antes que o código seja executado, reduzindo a quantidade de erros de tempo de execução.</text:p>
        </text:list-item>
        <text:list-item>
          <text:p text:style-name="P10"><text:span text:style-name="Strong_20_Emphasis">Reutilização de código:</text:span> Você pode escrever classes e métodos que funcionam com qualquer tipo de dado, o que facilita a reutilização do código.</text:p>
        </text:list-item>
        <text:list-item>
          <text:p text:style-name="P10"><text:span text:style-name="Strong_20_Emphasis">Eliminação de castings explícitos:</text:span> Com Generics, você não precisa fazer conversões explícitas entre tipos, o que torna o código mais limpo e fácil de ler.</text:p>
        </text:list-item>
        <text:list-item>
          <text:p text:style-name="P10"><text:span text:style-name="Strong_20_Emphasis">Maior legibilidade:</text:span> A intenção do código é mais clara quando os tipos são parametrizados, tornando o código mais fácil de entender.</text:p>
        </text:list-item>
      </text:list>
      <text:h text:style-name="Heading_20_4" text:outline-level="4"><text:span text:style-name="Strong_20_Emphasis">Negativas:</text:span></text:h>
      <text:list xml:id="list3234749848" text:style-name="L2">
        <text:list-item>
          <text:p text:style-name="P11"><text:span text:style-name="Strong_20_Emphasis">Complexidade adicional:</text:span> O uso de Generics pode tornar o código mais complicado, especialmente para desenvolvedores menos experientes.</text:p>
        </text:list-item>
        <text:list-item>
          <text:p text:style-name="P11"><text:span text:style-name="Strong_20_Emphasis">Erros de compilação complexos:</text:span> Quando ocorrem erros relacionados a Generics, as mensagens de erro do compilador podem ser difíceis de entender.</text:p>
        </text:list-item>
        <text:list-item>
          <text:p text:style-name="P11"><text:span text:style-name="Strong_20_Emphasis">Erasure de tipos (Type Erasure):</text:span> Em tempo de execução, o Java remove a informação de tipo genérico, o que pode limitar algumas operações e causar dificuldades ao trabalhar com reflection ou ao tentar instanciar tipos genéricos diretamente.</text:p>
        </text:list-item>
        <text:list-item>
          <text:p text:style-name="P11"><text:span text:style-name="Strong_20_Emphasis">Incompatibilidades de API:</text:span> Ao usar Generics, pode ser necessário fazer refatorações em APIs existentes que não usam Generics, o que pode causar problemas de compatibilidade.</text:p>
        </text:list-item>
      </text:list>
      <text:h text:style-name="Heading_20_3" text:outline-level="3">Exemplo de uso de Generics</text:h>
      <text:p text:style-name="Text_20_body">Aqui está um exemplo simples de uma classe genérica em Java:</text:p>
      <text:p text:style-name="Preformatted_20_Text">java</text:p>
      <text:p text:style-name="Preformatted_20_Text">Copiar código</text:p>
      <text:p text:style-name="P1"><text:span text:style-name="Source_20_Text">// Definindo uma classe genérica</text:span></text:p>
      <text:p text:style-name="P1"><text:span text:style-name="Source_20_Text">public class Caixa&lt;T&gt; {</text:span></text:p>
      <text:p text:style-name="P1"><text:soft-page-break/><text:span text:style-name="Source_20_Text"><text:s text:c="4"/>// T é um tipo genérico</text:span></text:p>
      <text:p text:style-name="P1"><text:span text:style-name="Source_20_Text"><text:s text:c="4"/>private T conteudo;</text:span></text:p>
      <text:p text:style-name="P1"/>
      <text:p text:style-name="P1"><text:span text:style-name="Source_20_Text"><text:s text:c="4"/>public void colocar(T conteudo) {</text:span></text:p>
      <text:p text:style-name="P1"><text:span text:style-name="Source_20_Text"><text:s text:c="8"/>this.conteudo = conteudo;</text:span></text:p>
      <text:p text:style-name="P1"><text:span text:style-name="Source_20_Text"><text:s text:c="4"/>}</text:span></text:p>
      <text:p text:style-name="P1"/>
      <text:p text:style-name="P1"><text:span text:style-name="Source_20_Text"><text:s text:c="4"/>public T retirar() {</text:span></text:p>
      <text:p text:style-name="P1"><text:span text:style-name="Source_20_Text"><text:s text:c="8"/>return conteudo;</text:span></text:p>
      <text:p text:style-name="P1"><text:span text:style-name="Source_20_Text"><text:s text:c="4"/>}</text:span></text:p>
      <text:p text:style-name="P1"/>
      <text:p text:style-name="P1"><text:span text:style-name="Source_20_Text"><text:s text:c="4"/>public static void main(String[] args) {</text:span></text:p>
      <text:p text:style-name="P1"><text:span text:style-name="Source_20_Text"><text:s text:c="8"/>// Criando uma instância de Caixa para armazenar um Integer</text:span></text:p>
      <text:p text:style-name="P1"><text:span text:style-name="Source_20_Text"><text:s text:c="8"/>Caixa&lt;Integer&gt; caixaDeInteiros = new Caixa&lt;&gt;();</text:span></text:p>
      <text:p text:style-name="P1"><text:span text:style-name="Source_20_Text"><text:s text:c="8"/>caixaDeInteiros.colocar(10);</text:span></text:p>
      <text:p text:style-name="P1"><text:span text:style-name="Source_20_Text"><text:s text:c="8"/>Integer valor = caixaDeInteiros.retirar();</text:span></text:p>
      <text:p text:style-name="P1"><text:span text:style-name="Source_20_Text"><text:s text:c="8"/>System.out.println("Valor retirado da caixa de inteiros: " + valor);</text:span></text:p>
      <text:p text:style-name="P1"/>
      <text:p text:style-name="P1"><text:span text:style-name="Source_20_Text"><text:s text:c="8"/>// Criando uma instância de Caixa para armazenar uma String</text:span></text:p>
      <text:p text:style-name="P1"><text:span text:style-name="Source_20_Text"><text:s text:c="8"/>Caixa&lt;String&gt; caixaDeStrings = new Caixa&lt;&gt;();</text:span></text:p>
      <text:p text:style-name="P1"><text:span text:style-name="Source_20_Text"><text:s text:c="8"/>caixaDeStrings.colocar("Olá Mundo");</text:span></text:p>
      <text:p text:style-name="P1"><text:span text:style-name="Source_20_Text"><text:s text:c="8"/>String texto = caixaDeStrings.retirar();</text:span></text:p>
      <text:p text:style-name="P1"><text:span text:style-name="Source_20_Text"><text:s text:c="8"/>System.out.println("Texto retirado da caixa de strings: " + texto);</text:span></text:p>
      <text:p text:style-name="P1"><text:span text:style-name="Source_20_Text"><text:s text:c="4"/>}</text:span></text:p>
      <text:p text:style-name="P2"><text:span text:style-name="Source_20_Text">}</text:span></text:p>
      <text:h text:style-name="Heading_20_3" text:outline-level="3">Explicação do exemplo:</text:h>
      <text:list xml:id="list3638157993" text:style-name="L3">
        <text:list-item>
          <text:p text:style-name="P12"><text:span text:style-name="Strong_20_Emphasis">Definição Genérica:</text:span> <text:span text:style-name="Source_20_Text">Caixa&lt;T&gt;</text:span> é uma classe genérica onde <text:span text:style-name="Source_20_Text">T</text:span> é o parâmetro de tipo. Ele pode representar qualquer tipo de objeto.</text:p>
        </text:list-item>
        <text:list-item>
          <text:p text:style-name="P12"><text:span text:style-name="Strong_20_Emphasis">Métodos Genéricos:</text:span> Os métodos <text:span text:style-name="Source_20_Text">colocar(T conteudo)</text:span> e <text:span text:style-name="Source_20_Text">retirar()</text:span> trabalham com o tipo genérico <text:span text:style-name="Source_20_Text">T</text:span>.</text:p>
        </text:list-item>
        <text:list-item>
          <text:p text:style-name="P12"><text:span text:style-name="Strong_20_Emphasis">Instanciação:</text:span> Durante a criação dos objetos <text:span text:style-name="Source_20_Text">caixaDeInteiros</text:span> e <text:span text:style-name="Source_20_Text">caixaDeStrings</text:span>, especificamos que o tipo <text:span text:style-name="Source_20_Text">T</text:span> será <text:span text:style-name="Source_20_Text">Integer</text:span> e <text:span text:style-name="Source_20_Text">String</text:span>, respectivamente. Isso garante que apenas <text:span text:style-name="Source_20_Text">Integer</text:span> e <text:span text:style-name="Source_20_Text">String</text:span> podem ser armazenados e retirados desses objetos específicos.</text:p>
        </text:list-item>
      </text:list>
      <text:p text:style-name="Text_20_body"/>
      <text:p text:style-name="Text_20_body"><text:span text:style-name="Strong_20_Emphasis">Generics em Java</text:span> são uma funcionalidade introduzida no Java 5 que permite que classes, interfaces e métodos possam operar sobre tipos de dados especificados pelo usuário. Elas são amplamente utilizadas em coleções (collections) como <text:span text:style-name="Source_20_Text">List</text:span>, <text:span text:style-name="Source_20_Text">Set</text:span>, <text:span text:style-name="Source_20_Text">Map</text:span>, entre outras, para fornecer uma maneira segura e eficiente de manipular tipos de dados sem precisar de conversões explícitas de tipo e sem a necessidade de usar <text:span text:style-name="Source_20_Text">Object</text:span>.</text:p>
      <text:h text:style-name="Heading_20_3" text:outline-level="3"><text:span text:style-name="Strong_20_Emphasis">Principais Características das Generics</text:span></text:h>
      <text:list xml:id="list615137083" text:style-name="L4">
        <text:list-item>
          <text:p text:style-name="P13"><text:span text:style-name="Strong_20_Emphasis">Verificação de Tipos em Tempo de Compilação:</text:span></text:p>
          <text:list>
            <text:list-item>
              <text:p text:style-name="P21">Com Generics, o tipo de dado com o qual uma coleção pode trabalhar é especificado na criação da instância. Isso permite que o compilador verifique se os tipos de dados inseridos na coleção são consistentes, prevenindo erros de tipo.</text:p>
            </text:list-item>
            <text:list-item>
              <text:p text:style-name="P13"><text:span text:style-name="Strong_20_Emphasis">Exemplo:</text:span></text:p>
              <text:p text:style-name="P5">java</text:p>
              <text:p text:style-name="P5">Copiar código</text:p>
              <text:p text:style-name="P7"><text:soft-page-break/><text:span text:style-name="Source_20_Text">List&lt;String&gt; strings = new ArrayList&lt;&gt;();</text:span></text:p>
              <text:p text:style-name="P7"><text:span text:style-name="Source_20_Text">strings.add("Hello");</text:span></text:p>
              <text:p text:style-name="P9"><text:span text:style-name="Source_20_Text">strings.add(10); <text:s/>// Erro de compilação: não é permitido adicionar um Integer</text:span></text:p>
            </text:list-item>
          </text:list>
        </text:list-item>
        <text:list-item>
          <text:p text:style-name="P13"><text:span text:style-name="Strong_20_Emphasis">Reutilização de Código:</text:span></text:p>
          <text:list>
            <text:list-item>
              <text:p text:style-name="P21">Generics permitem que classes e métodos possam ser reutilizados para diferentes tipos de dados sem a necessidade de criar versões específicas para cada tipo.</text:p>
            </text:list-item>
            <text:list-item>
              <text:p text:style-name="P13"><text:span text:style-name="Strong_20_Emphasis">Exemplo:</text:span></text:p>
              <text:p text:style-name="P5">java</text:p>
              <text:p text:style-name="P5">Copiar código</text:p>
              <text:p text:style-name="P7"><text:span text:style-name="Source_20_Text">public class Box&lt;T&gt; {</text:span></text:p>
              <text:p text:style-name="P7"><text:span text:style-name="Source_20_Text"><text:s text:c="4"/>private T item;</text:span></text:p>
              <text:p text:style-name="P7"/>
              <text:p text:style-name="P7"><text:span text:style-name="Source_20_Text"><text:s text:c="4"/>public void setItem(T item) {</text:span></text:p>
              <text:p text:style-name="P7"><text:span text:style-name="Source_20_Text"><text:s text:c="8"/>this.item = item;</text:span></text:p>
              <text:p text:style-name="P7"><text:span text:style-name="Source_20_Text"><text:s text:c="4"/>}</text:span></text:p>
              <text:p text:style-name="P7"/>
              <text:p text:style-name="P7"><text:span text:style-name="Source_20_Text"><text:s text:c="4"/>public T getItem() {</text:span></text:p>
              <text:p text:style-name="P7"><text:span text:style-name="Source_20_Text"><text:s text:c="8"/>return item;</text:span></text:p>
              <text:p text:style-name="P7"><text:span text:style-name="Source_20_Text"><text:s text:c="4"/>}</text:span></text:p>
              <text:p text:style-name="P9"><text:span text:style-name="Source_20_Text">}</text:span></text:p>
            </text:list-item>
          </text:list>
        </text:list-item>
        <text:list-item>
          <text:p text:style-name="P13"><text:span text:style-name="Strong_20_Emphasis">Remoção de Casts Explícitos:</text:span></text:p>
          <text:list>
            <text:list-item>
              <text:p text:style-name="P21">Antes das Generics, os objetos em coleções precisavam ser convertidos manualmente para o tipo desejado. Com Generics, isso não é mais necessário, pois o tipo é inferido.</text:p>
            </text:list-item>
            <text:list-item>
              <text:p text:style-name="P13"><text:span text:style-name="Strong_20_Emphasis">Exemplo:</text:span></text:p>
              <text:p text:style-name="P5">java</text:p>
              <text:p text:style-name="P5">Copiar código</text:p>
              <text:p text:style-name="P7"><text:span text:style-name="Source_20_Text">List&lt;String&gt; strings = new ArrayList&lt;&gt;();</text:span></text:p>
              <text:p text:style-name="P7"><text:span text:style-name="Source_20_Text">strings.add("Hello");</text:span></text:p>
              <text:p text:style-name="P9"><text:span text:style-name="Source_20_Text">String s = strings.get(0); <text:s/>// Não é necessário um cast explícito</text:span></text:p>
            </text:list-item>
          </text:list>
        </text:list-item>
      </text:list>
      <text:h text:style-name="Heading_20_3" text:outline-level="3"><text:span text:style-name="Strong_20_Emphasis">Vantagens das Generics</text:span></text:h>
      <text:list xml:id="list2153500136" text:style-name="L5">
        <text:list-item>
          <text:p text:style-name="P14"><text:span text:style-name="Strong_20_Emphasis">Segurança de Tipo:</text:span> A principal vantagem é que erros de tipo são capturados em tempo de compilação, reduzindo a possibilidade de erros em tempo de execução.</text:p>
        </text:list-item>
        <text:list-item>
          <text:p text:style-name="P14"><text:span text:style-name="Strong_20_Emphasis">Leitura e Manutenção de Código:</text:span> O código é mais legível e fácil de manter, pois fica claro quais tipos de dados são esperados e manipulados.</text:p>
        </text:list-item>
        <text:list-item>
          <text:p text:style-name="P14"><text:span text:style-name="Strong_20_Emphasis">Eliminação de Casts Explícitos:</text:span> Simplifica o código, pois elimina a necessidade de fazer casts explícitos dos objetos ao trabalhar com coleções.</text:p>
        </text:list-item>
      </text:list>
      <text:h text:style-name="Heading_20_3" text:outline-level="3"><text:span text:style-name="Strong_20_Emphasis">Desvantagens das Generics</text:span></text:h>
      <text:list xml:id="list3683175814" text:style-name="L6">
        <text:list-item>
          <text:p text:style-name="P15"><text:span text:style-name="Strong_20_Emphasis">Complexidade:</text:span> Pode adicionar complexidade ao código, especialmente para desenvolvedores que não estão familiarizados com a sintaxe e conceitos de Generics.</text:p>
        </text:list-item>
        <text:list-item>
          <text:p text:style-name="P15"><text:span text:style-name="Strong_20_Emphasis">Limitações com Tipos Primitivos:</text:span> Generics não funcionam diretamente com tipos primitivos, como <text:span text:style-name="Source_20_Text">int</text:span>, <text:span text:style-name="Source_20_Text">char</text:span>, etc. É necessário usar wrappers (<text:span text:style-name="Source_20_Text">Integer</text:span>, <text:span text:style-name="Source_20_Text">Character</text:span>, etc.), o que pode introduzir overhead de desempenho.</text:p>
        </text:list-item>
        <text:list-item>
          <text:p text:style-name="P15"><text:soft-page-break/><text:span text:style-name="Strong_20_Emphasis">Erasure de Tipos:</text:span> Em tempo de execução, o tipo genérico é apagado (type erasure), e o Java trata todas as instâncias genéricas como <text:span text:style-name="Source_20_Text">Object</text:span>, o que pode limitar a inspeção de tipos em tempo de execução e causar dificuldades na depuração.</text:p>
        </text:list-item>
      </text:list>
      <text:h text:style-name="Heading_20_3" text:outline-level="3"><text:span text:style-name="Strong_20_Emphasis">Exemplo Prático Usando Generics em Coleções</text:span></text:h>
      <text:p text:style-name="Preformatted_20_Text">java</text:p>
      <text:p text:style-name="Preformatted_20_Text">Copiar código</text:p>
      <text:p text:style-name="P1"><text:span text:style-name="Source_20_Text">import java.util.ArrayList;</text:span></text:p>
      <text:p text:style-name="P1"><text:span text:style-name="Source_20_Text">import java.util.List;</text:span></text:p>
      <text:p text:style-name="P1"/>
      <text:p text:style-name="P1"><text:span text:style-name="Source_20_Text">public class GenericsExample {</text:span></text:p>
      <text:p text:style-name="P1"><text:span text:style-name="Source_20_Text"><text:s text:c="4"/>public static void main(String[] args) {</text:span></text:p>
      <text:p text:style-name="P1"><text:span text:style-name="Source_20_Text"><text:s text:c="8"/>// Criando uma lista de Strings usando Generics</text:span></text:p>
      <text:p text:style-name="P1"><text:span text:style-name="Source_20_Text"><text:s text:c="8"/>List&lt;String&gt; stringList = new ArrayList&lt;&gt;();</text:span></text:p>
      <text:p text:style-name="P1"><text:span text:style-name="Source_20_Text"><text:s text:c="8"/>stringList.add("Java");</text:span></text:p>
      <text:p text:style-name="P1"><text:span text:style-name="Source_20_Text"><text:s text:c="8"/>stringList.add("Generics");</text:span></text:p>
      <text:p text:style-name="P1"/>
      <text:p text:style-name="P1"><text:span text:style-name="Source_20_Text"><text:s text:c="8"/>// Tentando adicionar um Integer resultaria em erro de compilação</text:span></text:p>
      <text:p text:style-name="P1"><text:span text:style-name="Source_20_Text"><text:s text:c="8"/>// stringList.add(10); // Erro de compilação</text:span></text:p>
      <text:p text:style-name="P1"/>
      <text:p text:style-name="P1"><text:span text:style-name="Source_20_Text"><text:s text:c="8"/>// Não é necessário cast ao recuperar elementos</text:span></text:p>
      <text:p text:style-name="P1"><text:span text:style-name="Source_20_Text"><text:s text:c="8"/>String firstElement = stringList.get(0);</text:span></text:p>
      <text:p text:style-name="P1"><text:span text:style-name="Source_20_Text"><text:s text:c="8"/>System.out.println(firstElement); // Saída: Java</text:span></text:p>
      <text:p text:style-name="P1"/>
      <text:p text:style-name="P1"><text:span text:style-name="Source_20_Text"><text:s text:c="8"/>// Exemplo de uma classe genérica</text:span></text:p>
      <text:p text:style-name="P1"><text:span text:style-name="Source_20_Text"><text:s text:c="8"/>Box&lt;Integer&gt; integerBox = new Box&lt;&gt;();</text:span></text:p>
      <text:p text:style-name="P1"><text:span text:style-name="Source_20_Text"><text:s text:c="8"/>integerBox.setItem(100);</text:span></text:p>
      <text:p text:style-name="P1"><text:span text:style-name="Source_20_Text"><text:s text:c="8"/>Integer value = integerBox.getItem();</text:span></text:p>
      <text:p text:style-name="P1"><text:span text:style-name="Source_20_Text"><text:s text:c="8"/>System.out.println(value); // Saída: 100</text:span></text:p>
      <text:p text:style-name="P1"><text:span text:style-name="Source_20_Text"><text:s text:c="4"/>}</text:span></text:p>
      <text:p text:style-name="P1"><text:span text:style-name="Source_20_Text">}</text:span></text:p>
      <text:p text:style-name="P1"/>
      <text:p text:style-name="P1"><text:span text:style-name="Source_20_Text">// Exemplo de uma classe genérica</text:span></text:p>
      <text:p text:style-name="P1"><text:span text:style-name="Source_20_Text">class Box&lt;T&gt; {</text:span></text:p>
      <text:p text:style-name="P1"><text:span text:style-name="Source_20_Text"><text:s text:c="4"/>private T item;</text:span></text:p>
      <text:p text:style-name="P1"/>
      <text:p text:style-name="P1"><text:span text:style-name="Source_20_Text"><text:s text:c="4"/>public void setItem(T item) {</text:span></text:p>
      <text:p text:style-name="P1"><text:span text:style-name="Source_20_Text"><text:s text:c="8"/>this.item = item;</text:span></text:p>
      <text:p text:style-name="P1"><text:span text:style-name="Source_20_Text"><text:s text:c="4"/>}</text:span></text:p>
      <text:p text:style-name="P1"/>
      <text:p text:style-name="P1"><text:span text:style-name="Source_20_Text"><text:s text:c="4"/>public T getItem() {</text:span></text:p>
      <text:p text:style-name="P1"><text:span text:style-name="Source_20_Text"><text:s text:c="8"/>return item;</text:span></text:p>
      <text:p text:style-name="P1"><text:span text:style-name="Source_20_Text"><text:s text:c="4"/>}</text:span></text:p>
      <text:p text:style-name="P2"><text:span text:style-name="Source_20_Text">}</text:span></text:p>
      <text:p text:style-name="Text_20_body">Neste exemplo, <text:span text:style-name="Source_20_Text">Box&lt;T&gt;</text:span> é uma classe genérica que pode armazenar qualquer tipo de dado, especificado ao criar uma instância de <text:span text:style-name="Source_20_Text">Box</text:span>. A lista <text:span text:style-name="Source_20_Text">stringList</text:span> é uma coleção genérica que só aceita <text:span text:style-name="Source_20_Text">String</text:span>. Isso evita a inserção de tipos incorretos e a necessidade de conversão de tipo ao recuperar elementos da lista.</text:p>
      <text:p text:style-name="P4">4o</text:p>
      <text:p text:style-name="Text_20_body"/>
      <text:h text:style-name="Heading_20_3" text:outline-level="3">Conclusão</text:h>
      <text:p text:style-name="P3">Generics em Java são uma ferramenta poderosa para criar código reutilizável e seguro, mas é importante entender bem seu funcionamento para evitar complicações.</text:p>
      <text:p text:style-name="P3"><text:soft-page-break/></text:p>
      <text:p text:style-name="P3"><text:tab/><text:span text:style-name="T3">Wildcard</text:span></text:p>
      <text:p text:style-name="Text_20_body">Em Java, o conceito de <text:span text:style-name="Emphasis">Wildcard</text:span> (ou coringa) é utilizado em programação genérica para permitir maior flexibilidade ao trabalhar com tipos genéricos. As <text:span text:style-name="Emphasis">Wildcards</text:span> são representadas por um ponto de interrogação (<text:span text:style-name="Source_20_Text">?</text:span>) e são usadas em parâmetros de tipo, tornando possível passar qualquer tipo de argumento para um método genérico ou uma estrutura de dados genérica.</text:p>
      <text:h text:style-name="Heading_20_3" text:outline-level="3">Para que serve a <text:span text:style-name="Emphasis">Wildcard</text:span> em Java?</text:h>
      <text:p text:style-name="Text_20_body">A <text:span text:style-name="Emphasis">Wildcard</text:span> em Java é usada principalmente para criar APIs ou métodos genéricos que podem operar em classes genéricas de maneira mais flexível. Ela permite que você trabalhe com tipos genéricos, mas com restrições menos rigorosas, o que facilita a manipulação de diferentes tipos em uma única estrutura de código.</text:p>
      <text:h text:style-name="Heading_20_3" text:outline-level="3">Principais Características das <text:span text:style-name="Emphasis">Wildcards</text:span></text:h>
      <text:h text:style-name="Heading_20_4" text:outline-level="4">Tipos de <text:span text:style-name="Emphasis">Wildcards</text:span></text:h>
      <text:list xml:id="list381172256" text:style-name="L7">
        <text:list-item>
          <text:p text:style-name="P17"><text:span text:style-name="Strong_20_Emphasis"><text:span text:style-name="Source_20_Text">?</text:span></text:span><text:span text:style-name="Strong_20_Emphasis"> (Wildcard sem restrições)</text:span>:</text:p>
          <text:list>
            <text:list-item>
              <text:p text:style-name="P22"><text:span text:style-name="Strong_20_Emphasis">Uso</text:span>: Representa um tipo desconhecido.</text:p>
            </text:list-item>
            <text:list-item>
              <text:p text:style-name="P22"><text:span text:style-name="Strong_20_Emphasis">Exemplo</text:span>: <text:span text:style-name="Source_20_Text">List&lt;?&gt; list</text:span> — aceita uma lista de qualquer tipo.</text:p>
            </text:list-item>
          </text:list>
        </text:list-item>
        <text:list-item>
          <text:p text:style-name="P17"><text:span text:style-name="Strong_20_Emphasis"><text:span text:style-name="Source_20_Text">? extends T</text:span></text:span><text:span text:style-name="Strong_20_Emphasis"> (Upper Bounded Wildcard)</text:span>:</text:p>
          <text:list>
            <text:list-item>
              <text:p text:style-name="P22"><text:span text:style-name="Strong_20_Emphasis">Uso</text:span>: Restringe o tipo para aceitar <text:span text:style-name="Source_20_Text">T</text:span> ou qualquer subtipo de <text:span text:style-name="Source_20_Text">T</text:span>.</text:p>
            </text:list-item>
            <text:list-item>
              <text:p text:style-name="P22"><text:span text:style-name="Strong_20_Emphasis">Exemplo</text:span>: <text:span text:style-name="Source_20_Text">List&lt;? extends Number&gt; list</text:span> — aceita uma lista de qualquer tipo que seja um subtipo de <text:span text:style-name="Source_20_Text">Number</text:span> (como <text:span text:style-name="Source_20_Text">Integer</text:span>, <text:span text:style-name="Source_20_Text">Double</text:span>, etc.).</text:p>
            </text:list-item>
            <text:list-item>
              <text:p text:style-name="P22"><text:span text:style-name="Strong_20_Emphasis">Vantagem</text:span>: Permite acessar os elementos de forma segura, já que você sabe que eles são pelo menos do tipo <text:span text:style-name="Source_20_Text">T</text:span>.</text:p>
            </text:list-item>
            <text:list-item>
              <text:p text:style-name="P22"><text:span text:style-name="Strong_20_Emphasis">Limitação</text:span>: Não permite adicionar elementos à lista, exceto <text:span text:style-name="Source_20_Text">null</text:span>, porque o tipo exato dos elementos não é conhecido.</text:p>
            </text:list-item>
          </text:list>
        </text:list-item>
        <text:list-item>
          <text:p text:style-name="P17"><text:span text:style-name="Strong_20_Emphasis"><text:span text:style-name="Source_20_Text">? super T</text:span></text:span><text:span text:style-name="Strong_20_Emphasis"> (Lower Bounded Wildcard)</text:span>:</text:p>
          <text:list>
            <text:list-item>
              <text:p text:style-name="P22"><text:span text:style-name="Strong_20_Emphasis">Uso</text:span>: Restringe o tipo para aceitar <text:span text:style-name="Source_20_Text">T</text:span> ou qualquer supertipo de <text:span text:style-name="Source_20_Text">T</text:span>.</text:p>
            </text:list-item>
            <text:list-item>
              <text:p text:style-name="P22"><text:span text:style-name="Strong_20_Emphasis">Exemplo</text:span>: <text:span text:style-name="Source_20_Text">List&lt;? super Integer&gt; list</text:span> — aceita uma lista de qualquer tipo que seja um supertipo de <text:span text:style-name="Source_20_Text">Integer</text:span> (como <text:span text:style-name="Source_20_Text">Number</text:span>, <text:span text:style-name="Source_20_Text">Object</text:span>).</text:p>
            </text:list-item>
            <text:list-item>
              <text:p text:style-name="P22"><text:span text:style-name="Strong_20_Emphasis">Vantagem</text:span>: Permite adicionar elementos do tipo <text:span text:style-name="Source_20_Text">T</text:span> ou qualquer subtipo de <text:span text:style-name="Source_20_Text">T</text:span>.</text:p>
            </text:list-item>
            <text:list-item>
              <text:p text:style-name="P17"><text:span text:style-name="Strong_20_Emphasis">Limitação</text:span>: A recuperação de elementos da lista é limitada a <text:span text:style-name="Source_20_Text">Object</text:span>, pois não se sabe qual é o tipo exato.</text:p>
            </text:list-item>
          </text:list>
        </text:list-item>
      </text:list>
      <text:h text:style-name="Heading_20_4" text:outline-level="4">Vantagens das <text:span text:style-name="Emphasis">Wildcards</text:span></text:h>
      <text:list xml:id="list567046795" text:style-name="L8">
        <text:list-item>
          <text:p text:style-name="P18"><text:span text:style-name="Strong_20_Emphasis">Flexibilidade</text:span>: Facilita a criação de métodos e classes que funcionam com diferentes tipos genéricos, melhorando a reutilização de código.</text:p>
        </text:list-item>
        <text:list-item>
          <text:p text:style-name="P18"><text:span text:style-name="Strong_20_Emphasis">Segurança de Tipo</text:span>: Apesar da flexibilidade, o uso de <text:span text:style-name="Emphasis">Wildcards</text:span> mantém a segurança de tipos em Java, evitando erros em tempo de compilação.</text:p>
        </text:list-item>
        <text:list-item>
          <text:p text:style-name="P18"><text:soft-page-break/><text:span text:style-name="Strong_20_Emphasis">Generalização</text:span>: Torna possível generalizar operações em coleções de tipos relacionados sem a necessidade de especificar o tipo exato.</text:p>
        </text:list-item>
      </text:list>
      <text:h text:style-name="Heading_20_4" text:outline-level="4">Desvantagens das <text:span text:style-name="Emphasis">Wildcards</text:span></text:h>
      <text:list xml:id="list1186040213" text:style-name="L9">
        <text:list-item>
          <text:p text:style-name="P19"><text:span text:style-name="Strong_20_Emphasis">Complexidade</text:span>: Pode tornar o código mais difícil de entender e manter, especialmente para desenvolvedores que não estão familiarizados com o conceito de programação genérica.</text:p>
        </text:list-item>
        <text:list-item>
          <text:p text:style-name="P19"><text:span text:style-name="Strong_20_Emphasis">Restrição nas Operações</text:span>: Dependendo do tipo de <text:span text:style-name="Emphasis">Wildcard</text:span> usado, você pode ter restrições em operações como adicionar elementos a uma coleção.</text:p>
        </text:list-item>
        <text:list-item>
          <text:p text:style-name="P19"><text:span text:style-name="Strong_20_Emphasis">Erros Difíceis de Diagnosticar</text:span>: Erros relacionados ao uso incorreto de <text:span text:style-name="Emphasis">Wildcards</text:span> podem ser difíceis de diagnosticar, já que o compilador pode não ser explícito o suficiente nas mensagens de erro.</text:p>
        </text:list-item>
      </text:list>
      <text:h text:style-name="Heading_20_3" text:outline-level="3">Exemplo Prático</text:h>
      <text:p text:style-name="Text_20_body">Aqui está um exemplo de uso de <text:span text:style-name="Emphasis">Wildcards</text:span> em Java:</text:p>
      <text:p text:style-name="Preformatted_20_Text">java</text:p>
      <text:p text:style-name="Preformatted_20_Text">Copiar código</text:p>
      <text:p text:style-name="P1"><text:span text:style-name="Source_20_Text">import java.util.ArrayList;</text:span></text:p>
      <text:p text:style-name="P1"><text:span text:style-name="Source_20_Text">import java.util.List;</text:span></text:p>
      <text:p text:style-name="P1"/>
      <text:p text:style-name="P1"><text:span text:style-name="Source_20_Text">public class WildcardExample {</text:span></text:p>
      <text:p text:style-name="P1"><text:span text:style-name="Source_20_Text"><text:s text:c="4"/>public static void main(String[] args) {</text:span></text:p>
      <text:p text:style-name="P1"><text:span text:style-name="Source_20_Text"><text:s text:c="8"/>List&lt;Integer&gt; intList = new ArrayList&lt;&gt;();</text:span></text:p>
      <text:p text:style-name="P1"><text:span text:style-name="Source_20_Text"><text:s text:c="8"/>intList.add(10);</text:span></text:p>
      <text:p text:style-name="P1"><text:span text:style-name="Source_20_Text"><text:s text:c="8"/>intList.add(20);</text:span></text:p>
      <text:p text:style-name="P1"/>
      <text:p text:style-name="P1"><text:span text:style-name="Source_20_Text"><text:s text:c="8"/>List&lt;Double&gt; doubleList = new ArrayList&lt;&gt;();</text:span></text:p>
      <text:p text:style-name="P1"><text:span text:style-name="Source_20_Text"><text:s text:c="8"/>doubleList.add(15.5);</text:span></text:p>
      <text:p text:style-name="P1"><text:span text:style-name="Source_20_Text"><text:s text:c="8"/>doubleList.add(25.5);</text:span></text:p>
      <text:p text:style-name="P1"/>
      <text:p text:style-name="P1"><text:span text:style-name="Source_20_Text"><text:s text:c="8"/>printNumbers(intList);</text:span></text:p>
      <text:p text:style-name="P1"><text:span text:style-name="Source_20_Text"><text:s text:c="8"/>printNumbers(doubleList);</text:span></text:p>
      <text:p text:style-name="P1"><text:span text:style-name="Source_20_Text"><text:s text:c="4"/>}</text:span></text:p>
      <text:p text:style-name="P1"/>
      <text:p text:style-name="P1"><text:span text:style-name="Source_20_Text"><text:s text:c="4"/>// Método que utiliza Upper Bounded Wildcard</text:span></text:p>
      <text:p text:style-name="P1"><text:span text:style-name="Source_20_Text"><text:s text:c="4"/>public static void printNumbers(List&lt;? extends Number&gt; list) {</text:span></text:p>
      <text:p text:style-name="P1"><text:span text:style-name="Source_20_Text"><text:s text:c="8"/>for (Number num : list) {</text:span></text:p>
      <text:p text:style-name="P1"><text:span text:style-name="Source_20_Text"><text:s text:c="12"/>System.out.println(num);</text:span></text:p>
      <text:p text:style-name="P1"><text:span text:style-name="Source_20_Text"><text:s text:c="8"/>}</text:span></text:p>
      <text:p text:style-name="P1"><text:span text:style-name="Source_20_Text"><text:s text:c="4"/>}</text:span></text:p>
      <text:p text:style-name="P2"><text:span text:style-name="Source_20_Text">}</text:span></text:p>
      <text:h text:style-name="Heading_20_4" text:outline-level="4">Explicação do Exemplo:</text:h>
      <text:list xml:id="list1983801711" text:style-name="L10">
        <text:list-item>
          <text:p text:style-name="P20"><text:span text:style-name="Strong_20_Emphasis"><text:span text:style-name="Source_20_Text">printNumbers(List&lt;? extends Number&gt; list)</text:span></text:span>: Este método aceita uma lista de qualquer tipo que seja um subtipo de <text:span text:style-name="Source_20_Text">Number</text:span>. No exemplo, ele pode aceitar tanto uma lista de <text:span text:style-name="Source_20_Text">Integer</text:span> quanto uma lista de <text:span text:style-name="Source_20_Text">Double</text:span>.</text:p>
        </text:list-item>
        <text:list-item>
          <text:p text:style-name="P20"><text:span text:style-name="Strong_20_Emphasis">Vantagem</text:span>: O método <text:span text:style-name="Source_20_Text">printNumbers</text:span> pode ser usado para imprimir listas de diferentes tipos numéricos sem a necessidade de sobrecarga de métodos.</text:p>
        </text:list-item>
        <text:list-item>
          <text:p text:style-name="P20"><text:span text:style-name="Strong_20_Emphasis">Limitação</text:span>: O método não pode adicionar novos elementos à lista, a menos que seja <text:span text:style-name="Source_20_Text">null</text:span>, pois não conhece o tipo exato da lista passada.</text:p>
        </text:list-item>
      </text:list>
      <text:p text:style-name="Text_20_body"><text:soft-page-break/>Essa flexibilidade fornecida pelas <text:span text:style-name="Emphasis">Wildcards</text:span> é especialmente útil ao trabalhar com APIs que precisam lidar com diferentes tipos de dados de maneira genérica e segur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16:45:26.361728931</meta:creation-date>
    <dc:date>2024-08-28T22:05:21.304812113</dc:date>
    <meta:editing-duration>PT6M20S</meta:editing-duration>
    <meta:editing-cycles>3</meta:editing-cycles>
    <meta:generator>LibreOffice/7.0.4.2$Linux_X86_64 LibreOffice_project/00$Build-2</meta:generator>
    <meta:document-statistic meta:table-count="0" meta:image-count="0" meta:object-count="0" meta:page-count="7" meta:paragraph-count="181" meta:word-count="1797" meta:character-count="11870" meta:non-whitespace-character-count="9885"/>
  </office:meta>
</office:document-meta>
</file>